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4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Tu estructura tiene un enfoque muy sólido y valioso: parte de una pregunta existencial profunda, y busca derribar barreras que impiden pensar con claridad. Tienes la base perfecta para crear una sección de laboratorio que no solo sea comprensible, sino también provocadora, envolvente y, sobre todo, <text:span text:style-name="Strong_20_Emphasis">liberadora</text:span>. El reto es presentar ideas abstractas con un tono cercano, emocional, imaginativo y, al mismo tiempo, riguroso. Aquí van mis sugerencias para lograrlo:</text:p>
      <text:p text:style-name="Horizontal_20_Line"/>
      <text:h text:style-name="Heading_20_3" text:outline-level="3">💡 PROPUESTA DE ENFOQUE GENERAL</text:h>
      <text:h text:style-name="Heading_20_4" text:outline-level="4">✅ Objetivo:</text:h>
      <text:p text:style-name="Text_20_body">Que el lector experimente una <text:span text:style-name="Strong_20_Emphasis">revelación</text:span>: que no es libre para pensar, pero que puede empezar a serlo. Y que ese despertar le entusiasme.</text:p>
      <text:h text:style-name="Heading_20_4" text:outline-level="4">✅ Tono:</text:h>
      <text:p text:style-name="Text_20_body">Imaginativo, cálido, directo. Mezclar <text:span text:style-name="Strong_20_Emphasis">reflexión</text:span>, <text:span text:style-name="Strong_20_Emphasis">analogías</text:span>, y <text:span text:style-name="Strong_20_Emphasis">ejemplos vivos</text:span> que conecten con la historia de Elara.</text:p>
      <text:h text:style-name="Heading_20_4" text:outline-level="4">✅ Estilo:</text:h>
      <text:list xml:id="list1968329097" text:style-name="L1">
        <text:list-item>
          <text:p text:style-name="P2">Escrito como si le hablaras a un amigo inteligente y curioso.</text:p>
        </text:list-item>
        <text:list-item>
          <text:p text:style-name="P2">Narrativo, no académico.</text:p>
        </text:list-item>
        <text:list-item>
          <text:p text:style-name="P2">Con un lenguaje claro, bello, a veces poético, pero siempre accesible.</text:p>
        </text:list-item>
        <text:list-item>
          <text:p text:style-name="P2">Breves ilustraciones mentales, preguntas provocadoras, y estructuras que inviten a pensar.</text:p>
        </text:list-item>
      </text:list>
      <text:p text:style-name="Horizontal_20_Line"/>
      <text:h text:style-name="Heading_20_3" text:outline-level="3">🌿 NUEVA ESTRUCTURA PROPUESTA</text:h>
      <text:p text:style-name="Text_20_body">A continuación, una estructura reordenada, con algunos matices nuevos que creo que pueden ayudar a captar mejor la atención del lector.</text:p>
      <text:p text:style-name="Horizontal_20_Line"/>
      <text:h text:style-name="Heading_20_2" text:outline-level="2">✨ Laboratorio – Capítulo 4: Pensar con libertad</text:h>
      <text:p text:style-name="Horizontal_20_Line"/>
      <text:h text:style-name="Heading_20_3" text:outline-level="3">1. <text:span text:style-name="Strong_20_Emphasis">¿Por qué no encontramos las respuestas?</text:span></text:h>
      <text:p text:style-name="Text_20_body"><text:span text:style-name="Emphasis">“Si las preguntas están ahí, ¿por qué no aparecen las respuestas?”</text:span></text:p>
      <text:p text:style-name="Text_20_body">Un inicio reflexivo y provocador. Aquí planteamos que, aunque buscamos respuestas sobre la existencia, a menudo nos estrellamos contra un muro.<text:line-break/>Pero ese muro no está hecho de piedra. Está hecho de <text:span text:style-name="Emphasis">ideas</text:span>, <text:span text:style-name="Emphasis">creencias</text:span>, <text:span text:style-name="Emphasis">deseos</text:span>, <text:span text:style-name="Emphasis">miedos</text:span>.</text:p>
      <text:p text:style-name="Text_20_body"><text:soft-page-break/>Breve conexión con Elara: también ella busca respuestas… y se enfrenta a monstruos. ¿Pero cuántos de esos monstruos vienen del exterior? ¿Y cuántos son proyecciones de su propia mente?</text:p>
      <text:p text:style-name="Horizontal_20_Line"/>
      <text:h text:style-name="Heading_20_3" text:outline-level="3">2. <text:span text:style-name="Strong_20_Emphasis">Las cadenas invisibles</text:span></text:h>
      <text:p text:style-name="Text_20_body"><text:span text:style-name="Emphasis">Es difícil pensar con libertad cuando uno ni siquiera sabe que está atado.</text:span></text:p>
      <text:p text:style-name="Text_20_body">Aquí desarrollamos la metáfora del corsé mental. Hablar de cómo crecemos dentro de un molde:</text:p>
      <text:list xml:id="list2040016683" text:style-name="L2">
        <text:list-item>
          <text:p text:style-name="P3">Las ideas que heredamos</text:p>
        </text:list-item>
        <text:list-item>
          <text:p text:style-name="P3">Las necesidades que nos empujan a creer</text:p>
        </text:list-item>
        <text:list-item>
          <text:p text:style-name="P3">La presión del entorno (religión, cultura, familia)</text:p>
        </text:list-item>
        <text:list-item>
          <text:p text:style-name="P3">Nuestro deseo de que las cosas sean como <text:span text:style-name="Strong_20_Emphasis">nos gustaría</text:span> que fueran</text:p>
        </text:list-item>
      </text:list>
      <text:p text:style-name="Text_20_body">Incluye la idea de que muchas veces no buscamos la verdad, sino <text:span text:style-name="Strong_20_Emphasis">seguridad emocional</text:span>.</text:p>
      <text:p text:style-name="Text_20_body">👉 <text:span text:style-name="Emphasis">Podemos agregar una imagen mental poderosa, como:</text:span></text:p>
      <text:p text:style-name="Quotations">“Es como mirar un mapa, no para saber dónde estamos, sino para confirmar que estamos donde querríamos estar.”</text:p>
      <text:p text:style-name="Horizontal_20_Line"/>
      <text:h text:style-name="Heading_20_3" text:outline-level="3">3. <text:span text:style-name="Strong_20_Emphasis">El ruido del pensamiento</text:span></text:h>
      <text:p text:style-name="Text_20_body">Cómo todos estos condicionantes generan <text:span text:style-name="Strong_20_Emphasis">ruido mental</text:span>. Y cómo ese ruido enturbia nuestra percepción de la realidad.<text:line-break/>Aquí podríamos introducir una breve analogía visual o sonora: como tratar de escuchar una melodía en medio del tráfico de una ciudad.</text:p>
      <text:p text:style-name="Horizontal_20_Line"/>
      <text:h text:style-name="Heading_20_3" text:outline-level="3">4. <text:span text:style-name="Strong_20_Emphasis">Elara, los monstruos, y la niebla del miedo</text:span></text:h>
      <text:p text:style-name="Text_20_body">Aquí conectamos con el episodio del pantano.<text:line-break/>Elara ve monstruos porque espera ver monstruos. Porque ha escuchado que allí los hay. Porque el miedo se convierte en una lente deformante.</text:p>
      <text:p text:style-name="Text_20_body">Este es un gran momento para introducir una reflexión breve sobre cómo muchas veces <text:span text:style-name="Strong_20_Emphasis">vemos lo que tememos</text:span>, o <text:span text:style-name="Strong_20_Emphasis">lo que deseamos</text:span>, no lo que es.</text:p>
      <text:p text:style-name="Horizontal_20_Line"/>
      <text:h text:style-name="Heading_20_3" text:outline-level="3">5. <text:span text:style-name="Strong_20_Emphasis">La fantasía como herramienta de pensamiento</text:span></text:h>
      <text:p text:style-name="Text_20_body">Esta parte es fundamental para mantener el interés y revalorizar la imaginación.<text:line-break/>Explicamos que imaginar monstruos no es algo malo: es el primer paso del pensamiento.<text:line-break/>La clave está en <text:span text:style-name="Strong_20_Emphasis">usar la fantasía como punto de partida</text:span>, no como respuesta final.</text:p>
      <text:p text:style-name="Text_20_body"><text:soft-page-break/>Aquí podrías decir algo así como:</text:p>
      <text:p text:style-name="Quotations">“Imaginar no es huir de la razón. Es preparar el terreno para que la razón pueda trabajar.”</text:p>
      <text:p text:style-name="Horizontal_20_Line"/>
      <text:h text:style-name="Heading_20_3" text:outline-level="3">6. <text:span text:style-name="Strong_20_Emphasis">Condicionantes del pensamiento – Un pequeño mapa</text:span></text:h>
      <text:p text:style-name="Text_20_body">Una lista breve y bien explicada (estilo cápsulas) de algunos de los principales obstáculos que enturbian nuestra capacidad de razonar:</text:p>
      <text:list xml:id="list416051465" text:style-name="L3">
        <text:list-item>
          <text:p text:style-name="P4">Deseos y emociones</text:p>
        </text:list-item>
        <text:list-item>
          <text:p text:style-name="P4">Miedos profundos</text:p>
        </text:list-item>
        <text:list-item>
          <text:p text:style-name="P4">Tradiciones familiares o religiosas</text:p>
        </text:list-item>
        <text:list-item>
          <text:p text:style-name="P4">El deseo de pertenecer</text:p>
        </text:list-item>
        <text:list-item>
          <text:p text:style-name="P4">El rechazo a lo desconocido</text:p>
        </text:list-item>
        <text:list-item>
          <text:p text:style-name="P4">El lenguaje que usamos (las palabras que moldean lo que creemos)</text:p>
        </text:list-item>
        <text:list-item>
          <text:p text:style-name="P4">El tiempo limitado y el cansancio mental</text:p>
        </text:list-item>
        <text:list-item>
          <text:p text:style-name="P4">La autoridad (confiar ciegamente en lo que dicen otros)</text:p>
        </text:list-item>
      </text:list>
      <text:p text:style-name="Text_20_body">👉 Podés ilustrar con micro ejemplos:</text:p>
      <text:p text:style-name="Quotations">“¿Alguna vez sentiste que algo era cierto... simplemente porque te daba paz pensarlo?”</text:p>
      <text:p text:style-name="Horizontal_20_Line"/>
      <text:h text:style-name="Heading_20_3" text:outline-level="3">7. <text:span text:style-name="Strong_20_Emphasis">Una invitación a limpiar el cristal</text:span></text:h>
      <text:p text:style-name="Text_20_body">Cierre inspirador.<text:line-break/>No podemos librarnos de todos los condicionantes, pero sí podemos empezar a verlos. Nombrarlos. Dudar de ellos.<text:line-break/>Como quien limpia un vidrio sucio para ver el paisaje real.</text:p>
      <text:p text:style-name="Text_20_body">Aquí también podés dejar una idea-fuerza:</text:p>
      <text:p text:style-name="Quotations">“Pensar con libertad no es pensar lo que uno quiera. Es atreverse a pensar lo que es, aunque no nos guste.”</text:p>
      <text:p text:style-name="Horizontal_20_Line"/>
      <text:h text:style-name="Heading_20_2" text:outline-level="2">🎯 CONCLUSIÓN FINAL</text:h>
      <text:p text:style-name="Text_20_body">Una frase de cierre poderosa, que enlace con lo que viene. Algo como:</text:p>
      <text:p text:style-name="Quotations"><text:soft-page-break/>“En los próximos capítulos, haremos preguntas difíciles. Y algunas respuestas nos dolerán. Pero solo mirando de frente a la realidad podremos encontrar sentido en este mundo misterioso.”</text:p>
      <text:p text:style-name="Horizontal_20_Line"/>
      <text:h text:style-name="Heading_20_3" text:outline-level="3">🎁 EXTRA: Ideas para hacer esta sección más atractiva</text:h>
      <text:list xml:id="list1006293299" text:style-name="L4">
        <text:list-item>
          <text:p text:style-name="P5"><text:span text:style-name="Strong_20_Emphasis">Incluir una viñeta ilustrativa (real o imaginaria)</text:span><text:line-break/>Un microdiálogo o escena (ej: un niño que pregunta por qué llueve, y el adulto responde “porque Dios está triste” → ¿es verdad o es consuelo?).</text:p>
        </text:list-item>
        <text:list-item>
          <text:p text:style-name="P5"><text:span text:style-name="Strong_20_Emphasis">Preguntas directas al lector</text:span><text:line-break/>Hacerlo participar:</text:p>
          <text:list>
            <text:list-item>
              <text:p text:style-name="P5">¿Hay alguna idea que jamás te has atrevido a cuestionar?</text:p>
            </text:list-item>
            <text:list-item>
              <text:p text:style-name="P5">¿Podrías aceptar una verdad que contradijera todo lo que te enseñaron?</text:p>
            </text:list-item>
          </text:list>
        </text:list-item>
        <text:list-item>
          <text:p text:style-name="P5"><text:span text:style-name="Strong_20_Emphasis">Microtest / Reto mental</text:span><text:line-break/>Algo como:</text:p>
          <text:p text:style-name="P1">“Imaginá que descubrís que el universo <text:span text:style-name="Strong_20_Emphasis">no tiene ningún propósito</text:span>. ¿Te liberaría o te angustiaría?”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8T10:39:10.241000000</meta:creation-date>
    <dc:date>2025-05-18T17:05:06.750000000</dc:date>
    <meta:editing-duration>PT14M58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63" meta:word-count="863" meta:character-count="5232" meta:non-whitespace-character-count="4451"/>
  </office:meta>
</office:document-meta>
</file>